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3.0917in"/>
    </style:style>
    <style:style style:name="co5" style:family="table-column">
      <style:table-column-properties fo:break-before="auto" style:column-width="3.6717in"/>
    </style:style>
    <style:style style:name="co6" style:family="table-column">
      <style:table-column-properties fo:break-before="auto" style:column-width="1.5654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20 – February 26)</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7 – March 4)</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0]=&quot;&quot;;[.E71]=0);&quot;&quot;;ABS([.H70])/[.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5 – March 11)</text:p>
          </table:table-cell>
          <table:table-cell table:style-name="ce7" table:number-columns-repeated="5"/>
          <table:table-cell/>
          <table:table-cell table:style-name="ce37" table:formula="of:=IF(OR([.D73]=&quot;&quot;;[.E73]=&quot;&quot;);&quot;&quot;;[.D73]-[.E73])">
            <text:p/>
          </table:table-cell>
          <table:table-cell table:style-name="ce37" table:formula="of:=IF(OR([.H72]=&quot;&quot;;[.E73]=0);&quot;&quot;;ABS([.H72])/[.E73]*100)">
            <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text:p/>
          </table:table-cell>
          <table:table-cell table:style-name="ce37" table:formula="of:=IF(OR([.H74]=&quot;&quot;;[.E75]=0);&quot;&quot;;ABS([.H74])/[.E7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5]=&quot;&quot;;[.E76]=0);&quot;&quot;;ABS([.H75])/[.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6]=&quot;&quot;;[.E77]=0);&quot;&quot;;ABS([.H76])/[.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7]=&quot;&quot;;[.E78]=0);&quot;&quot;;ABS([.H77])/[.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8]=&quot;&quot;;[.E79]=0);&quot;&quot;;ABS([.H78])/[.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79]=&quot;&quot;;[.E80]=0);&quot;&quot;;ABS([.H79])/[.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2]=&quot;&quot;;[.E83]=0);&quot;&quot;;ABS([.H82])/[.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5]=&quot;&quot;;[.E86]=0);&quot;&quot;;ABS([.H85])/[.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73:Status.F65516 Status.F33:Status.F34 Status.F29:Status.F31 Status.F5:Status.F27 Status.F36:Status.F46 Status.F54:Status.F55 Status.F66:Status.F71 Status.F48:Status.F52 Status.F58:Status.F64">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06T22:59:30.173163652</dc:date>
    <meta:print-date>2003-11-22T00:06:36</meta:print-date>
    <meta:editing-cycles>25</meta:editing-cycles>
    <meta:editing-duration>P4DT8H31M18S</meta:editing-duration>
    <meta:generator>LibreOffice/7.3.7.2$Linux_X86_64 LibreOffice_project/30$Build-2</meta:generator>
    <meta:document-statistic meta:table-count="2" meta:cell-count="775" meta:object-count="0"/>
  </office:meta>
</office:document-meta>
</file>